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9000001327AFA80DD6AE748C1.jpg" manifest:media-type="image/jpeg"/>
  <manifest:file-entry manifest:full-path="Pictures/100000000000028900000132EAE9B19D0FF0C2DD.jpg" manifest:media-type="image/jpeg"/>
  <manifest:file-entry manifest:full-path="Pictures/100000000000028900000132ABB09D4DE875003A.jpg" manifest:media-type="image/jpeg"/>
  <manifest:file-entry manifest:full-path="Pictures/10000000000002890000013237AFA7429D28F9B1.jpg" manifest:media-type="image/jpeg"/>
  <manifest:file-entry manifest:full-path="Pictures/100000000000028900000132AFE3D60DF7F6BAC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125cm" svg:y="0cm" svg:width="12.428cm" svg:height="5.86cm" draw:z-index="0"><draw:image xlink:href="Pictures/100000000000028900000132AFE3D60DF7F6BACF.jpg" xlink:type="simple" xlink:show="embed" xlink:actuate="onLoad" draw:mime-type="image/jpeg"/></draw:frame><draw:frame draw:style-name="fr1" draw:name="Image2" text:anchor-type="char" svg:x="-0.12cm" svg:y="5.951cm" svg:width="12.451cm" svg:height="5.872cm" draw:z-index="1"><draw:image xlink:href="Pictures/10000000000002890000013237AFA7429D28F9B1.jpg" xlink:type="simple" xlink:show="embed" xlink:actuate="onLoad" draw:mime-type="image/jpeg"/></draw:frame><draw:frame draw:style-name="fr1" draw:name="Image3" text:anchor-type="char" svg:x="-0.106cm" svg:y="11.92cm" svg:width="12.423cm" svg:height="5.858cm" draw:z-index="2"><draw:image xlink:href="Pictures/100000000000028900000132ABB09D4DE875003A.jpg" xlink:type="simple" xlink:show="embed" xlink:actuate="onLoad" draw:mime-type="image/jpeg"/></draw:frame><draw:frame draw:style-name="fr1" draw:name="Image4" text:anchor-type="char" svg:x="-0.106cm" svg:y="17.888cm" svg:width="12.423cm" svg:height="5.858cm" draw:z-index="3"><draw:image xlink:href="Pictures/100000000000028900000132EAE9B19D0FF0C2DD.jpg" xlink:type="simple" xlink:show="embed" xlink:actuate="onLoad" draw:mime-type="image/jpeg"/></draw:frame><draw:frame draw:style-name="fr1" draw:name="Image5" text:anchor-type="char" svg:x="-0.037cm" svg:y="23.842cm" svg:width="12.423cm" svg:height="5.858cm" draw:z-index="4"><draw:image xlink:href="Pictures/1000000000000289000001327AFA80DD6AE748C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.398cm" fo:margin-right="0.199cm" style:writing-mode="lr-tb" style:footnote-max-height="0cm" loext:margin-gutter="0.1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0:31:48.260776221</meta:creation-date>
    <meta:generator>LibreOffice/7.3.7.2$Linux_X86_64 LibreOffice_project/30$Build-2</meta:generator>
    <dc:date>2025-05-20T17:54:01.953237512</dc:date>
    <meta:editing-duration>PT6H51M33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</office:meta>
</office:document-meta>
</file>